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Preformatted_20_Text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0eb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V Post-Midsem Task</text:p>
      <text:p text:style-name="Preformatted_20_Text"/>
      <text:p text:style-name="P2"><text:span text:style-name="T1">TASK 1</text:span> : </text:p>
      <text:p text:style-name="P2"/>
      <text:p text:style-name="P2">Newton Raphson Method using actionlib client and server</text:p>
      <text:p text:style-name="P2"/>
      <text:p text:style-name="P2">In <text:span text:style-name="T3">newton_raphson_ws</text:span> Directory</text:p>
      <text:p text:style-name="P2"/>
      <text:p text:style-name="P2"><text:span text:style-name="T1">Task 2</text:span> :</text:p>
      <text:p text:style-name="P2"/>
      <text:p text:style-name="P2">Goal Identification in the given video using Kalman Filter</text:p>
      <text:p text:style-name="P2"/>
      <text:p text:style-name="P2">In <text:span text:style-name="T3">Iptask</text:span> Directory</text:p>
      <text:p text:style-name="P2"/>
      <text:p text:style-name="P2"><text:span text:style-name="T1">Task 3</text:span> :</text:p>
      <text:p text:style-name="P2"/>
      <text:p text:style-name="P2">Using task 2 , actionlib client and server to predict the direction of movement to reach the goal</text:p>
      <text:p text:style-name="P2"/>
      <text:p text:style-name="P2">In <text:span text:style-name="T3">Task3</text:span> Directory</text:p>
      <text:p text:style-name="P2"/>
      <text:p text:style-name="P2"/>
      <text:p text:style-name="P2"><text:span text:style-name="T3">NOTE</text:span> : </text:p>
      <text:p text:style-name="P2"/>
      <text:p text:style-name="P2">Refer to <text:span text:style-name="T1">README.</text:span><text:span text:style-name="T2">odt</text:span> files in each Directory for further detail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23:07:12.454193095</dc:date>
    <meta:editing-duration>PT1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8" meta:character-count="392" meta:non-whitespace-character-count="334"/>
  </office:meta>
</office:document-meta>
</file>